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aximum-score-after-splitting-a-string/" text:style-name="Internet_20_link" text:visited-style-name="Visited_20_Internet_20_Link"><text:span text:style-name="T1">1422. Maximum Score After Splitting a String</text:span></text:a></text:p>
      <text:section text:style-name="Sect1" text:name="headlessui-popover-button-:r19:">
        <text:p text:style-name="Standard"/>
      </text:section>
      <text:section text:style-name="Sect1" text:name="headlessui-popover-button-:rj:">
        <text:p text:style-name="Standard"/>
      </text:section>
      <text:p text:style-name="P5">Easy</text:p>
      <text:p text:style-name="P5">641</text:p>
      <text:p text:style-name="P5">37</text:p>
      <text:section text:style-name="Sect1" text:name="headlessui-popover-button-:rn:">
        <text:p text:style-name="Standard"/>
      </text:section>
      <text:section text:style-name="Sect1" text:name="headlessui-popover-button-:rp:">
        <text:p text:style-name="Standard"/>
      </text:section>
      <text:p text:style-name="P6">Companies</text:p>
      <text:p text:style-name="P7"><text:span text:style-name="T1">Given a string </text:span><text:span text:style-name="Source_20_Text"><text:span text:style-name="T2">s</text:span></text:span><text:span text:style-name="T1"> of zeros and ones, </text:span><text:span text:style-name="Emphasis"><text:span text:style-name="T1">return the maximum score after splitting the string into two </text:span></text:span><text:span text:style-name="Emphasis"><text:span text:style-name="Strong_20_Emphasis"><text:span text:style-name="T1">non-empty</text:span></text:span></text:span><text:span text:style-name="Emphasis"><text:span text:style-name="T1"> substrings</text:span></text:span><text:span text:style-name="T1"> (i.e. </text:span><text:span text:style-name="Strong_20_Emphasis"><text:span text:style-name="T1">left</text:span></text:span><text:span text:style-name="T1"> substring and </text:span><text:span text:style-name="Strong_20_Emphasis"><text:span text:style-name="T1">right</text:span></text:span><text:span text:style-name="T1"> substring).</text:span></text:p>
      <text:p text:style-name="P7"><text:span text:style-name="T1">The score after splitting a string is the number of </text:span><text:span text:style-name="Strong_20_Emphasis"><text:span text:style-name="T1">zeros</text:span></text:span><text:span text:style-name="T1"> in the </text:span><text:span text:style-name="Strong_20_Emphasis"><text:span text:style-name="T1">left</text:span></text:span><text:span text:style-name="T1"> substring plus the number of </text:span><text:span text:style-name="Strong_20_Emphasis"><text:span text:style-name="T1">ones</text:span></text:span><text:span text:style-name="T1"> in the </text:span><text:span text:style-name="Strong_20_Emphasis"><text:span text:style-name="T1">right</text:span></text:span><text:span text:style-name="T1"> substring.</text:span></text:p>
      <text:p text:style-name="P8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s = "011101"</text:span></text:p>
      <text:p text:style-name="P3"><text:span text:style-name="Strong_20_Emphasis"><text:span text:style-name="T1">Output:</text:span></text:span><text:span text:style-name="T1"> 5 </text:span></text:p>
      <text:p text:style-name="P3"><text:span text:style-name="Strong_20_Emphasis"><text:span text:style-name="T1">Explanation:</text:span></text:span><text:span text:style-name="T1"> </text:span></text:p>
      <text:p text:style-name="P2">All possible ways of splitting s into two non-empty substrings are:</text:p>
      <text:p text:style-name="P2">left = "0" and right = "11101", score = 1 + 4 = 5 </text:p>
      <text:p text:style-name="P2">left = "01" and right = "1101", score = 1 + 3 = 4 </text:p>
      <text:p text:style-name="P2">left = "011" and right = "101", score = 1 + 2 = 3 </text:p>
      <text:p text:style-name="P2">left = "0111" and right = "01", score = 1 + 1 = 2 </text:p>
      <text:p text:style-name="P1">left = "01110" and right = "1", score = 2 + 1 = 3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s = "00111"</text:span></text:p>
      <text:p text:style-name="P3"><text:span text:style-name="Strong_20_Emphasis"><text:span text:style-name="T1">Output:</text:span></text:span><text:span text:style-name="T1"> 5</text:span></text:p>
      <text:p text:style-name="P4"><text:span text:style-name="Strong_20_Emphasis"><text:span text:style-name="T1">Explanation:</text:span></text:span><text:span text:style-name="T1"> When left = "00" and right = "111", we get the maximum score = 2 + 3 = 5</text:span></text:p>
      <text:p text:style-name="P7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s = "1111"</text:span></text:p>
      <text:p text:style-name="P4"><text:span text:style-name="Strong_20_Emphasis"><text:span text:style-name="T1">Output:</text:span></text:span><text:span text:style-name="T1"> 3</text:span></text:p>
      <text:p text:style-name="P8"> </text:p>
      <text:p text:style-name="P7"><text:span text:style-name="Strong_20_Emphasis"><text:span text:style-name="T1">Constraints:</text:span></text:span></text:p>
      <text:list xml:id="list4160193408" text:style-name="L1">
        <text:list-item>
          <text:p text:style-name="P9"><text:span text:style-name="Source_20_Text"><text:span text:style-name="T2">2 &lt;= s.length &lt;= 500</text:span></text:span></text:p>
        </text:list-item>
        <text:list-item>
          <text:p text:style-name="P10"><text:span text:style-name="T1">The string </text:span><text:span text:style-name="Source_20_Text"><text:span text:style-name="T2">s</text:span></text:span><text:span text:style-name="T1"> consists of characters </text:span><text:span text:style-name="Source_20_Text"><text:span text:style-name="T2">'0'</text:span></text:span><text:span text:style-name="T1"> and </text:span><text:span text:style-name="Source_20_Text"><text:span text:style-name="T2">'1'</text:span></text:span><text:span text:style-name="T1"> only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1T01:58:32.931000000</dc:date>
    <meta:editing-duration>PT10S</meta:editing-duration>
    <meta:editing-cycles>1</meta:editing-cycles>
    <meta:document-statistic meta:table-count="0" meta:image-count="0" meta:object-count="0" meta:page-count="1" meta:paragraph-count="29" meta:word-count="205" meta:character-count="964" meta:non-whitespace-character-count="780"/>
    <meta:generator>LibreOffice/7.2.2.2$Windows_X86_64 LibreOffice_project/02b2acce88a210515b4a5bb2e46cbfb63fe97d56</meta:generator>
  </office:meta>
</office:document-meta>
</file>